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sTransportTyp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sTransportType.SmsTransportType( String scheme , int ord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sTransportType.getOrd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